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696" calcext:value-type="float">
            <text:p>74.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5888" calcext:value-type="float">
            <text:p>74.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128" calcext:value-type="float">
            <text:p>75.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128" calcext:value-type="float">
            <text:p>75.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5512" calcext:value-type="float">
            <text:p>75.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8" calcext:value-type="float">
            <text:p>75.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368" calcext:value-type="float">
            <text:p>75.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0752" calcext:value-type="float">
            <text:p>75.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201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28" calcext:value-type="float">
            <text:p>75.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952" calcext:value-type="float">
            <text:p>76.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048" calcext:value-type="float">
            <text:p>76.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200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200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816" calcext:value-type="float">
            <text:p>76.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200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62" calcext:value-type="float">
            <text:p>76.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199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104" calcext:value-type="float">
            <text:p>76.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199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9472" calcext:value-type="float">
            <text:p>77.3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199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6632" calcext:value-type="float">
            <text:p>77.4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199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408" calcext:value-type="float">
            <text:p>78.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199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7488" calcext:value-type="float">
            <text:p>77.4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198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1986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4232" calcext:value-type="float">
            <text:p>77.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198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7544" calcext:value-type="float">
            <text:p>78.6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198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198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198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198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176" calcext:value-type="float">
            <text:p>82.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198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9" calcext:value-type="float">
            <text:p>79.6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4701</text:p>
          </table:table-cell>
          <table:table-cell office:value-type="string" calcext:value-type="string">
            <text:p>Peace Farm</text:p>
          </table:table-cell>
          <table:table-cell office:value-type="string" calcext:value-type="string">
            <text:p>197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